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5cm" fo:min-width="0.1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6.985cm" svg:x="9.275cm" svg:y="1.7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59cm" svg:y1="11.277cm" svg:x2="2.905cm" svg:y2="11.277cm">
          <text:p/>
        </draw:line>
        <draw:line draw:style-name="gr3" draw:text-style-name="P1" draw:layer="layout" svg:x1="2.905cm" svg:y1="2.905cm" svg:x2="2.905cm" svg:y2="18.78cm">
          <text:p/>
        </draw:line>
        <draw:line draw:style-name="gr3" draw:text-style-name="P1" draw:layer="layout" svg:x1="2.905cm" svg:y1="18.78cm" svg:x2="20.05cm" svg:y2="18.78cm">
          <text:p/>
        </draw:line>
        <draw:line draw:style-name="gr4" draw:text-style-name="P1" draw:layer="layout" svg:x1="12.43cm" svg:y1="11.16cm" svg:x2="23.86cm" svg:y2="11.16cm">
          <text:p/>
        </draw:line>
        <draw:line draw:style-name="gr4" draw:text-style-name="P1" draw:layer="layout" svg:x1="12.43cm" svg:y1="11.355cm" svg:x2="23.86cm" svg:y2="11.355cm">
          <text:p/>
        </draw:line>
        <draw:frame draw:style-name="gr5" draw:text-style-name="P2" draw:layer="layout" svg:width="5.541cm" svg:height="1.295cm" draw:transform="rotate (1.5707963267946) translate (1.635cm 7.811cm)">
          <draw:text-box>
            <text:p><text:span text:style-name="T1">Temperature</text:span></text:p>
          </draw:text-box>
        </draw:frame>
        <draw:frame draw:style-name="gr6" draw:text-style-name="P2" draw:layer="layout" svg:width="1.874cm" svg:height="0.958cm" svg:x="16.875cm" svg:y="19.092cm">
          <draw:text-box>
            <text:p><text:span text:style-name="T1">time </text:span></text:p>
          </draw:text-box>
        </draw:frame>
        <draw:frame draw:style-name="gr7" draw:text-style-name="P2" draw:layer="layout" svg:width="1.905cm" svg:height="2.155cm" svg:x="1.635cm" svg:y="10.525cm">
          <draw:text-box>
            <text:p><text:span text:style-name="T1">T</text:span><text:span text:style-name="T2">eq</text:span></text:p>
          </draw:text-box>
        </draw:frame>
        <draw:custom-shape draw:style-name="gr1" draw:text-style-name="P1" draw:layer="layout" svg:width="0.635cm" svg:height="1.905cm" svg:x="3.423cm" svg:y="4.175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6.509cm" svg:height="3.174cm" draw:transform="rotate (3.1415926535892) translate (20.05cm 11.16cm)" svg:viewBox="0 0 16510 3175" svg:d="m0-22320c16510 0 16510 3175 16510 3175">
          <text:p/>
        </draw:path>
        <draw:path draw:style-name="gr8" draw:text-style-name="P1" draw:layer="layout" svg:width="16.509cm" svg:height="5.881cm" svg:x="3.54cm" svg:y="11.628cm" svg:viewBox="0 0 16510 5882" svg:d="m16510 0c-16510 0-16510 5882-16510 58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03T16:33:52.04</meta:creation-date>
    <dc:date>2009-08-04T12:21:21.64</dc:date>
    <dc:creator>Gary Turner</dc:creator>
    <meta:editing-duration>PT00H14M05S</meta:editing-duration>
    <meta:editing-cycles>4</meta:editing-cycles>
    <meta:generator>OpenOffice.org/3.1$Win32 OpenOffice.org_project/310m11$Build-9399</meta:generator>
    <meta:document-statistic meta:object-count="12"/>
  </office:meta>
</office:document-meta>
</file>